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Bez_20_mezer1">
      <style:text-properties style:font-name="Arial" officeooo:paragraph-rsid="0005c582" style:font-name-complex="Arial"/>
    </style:style>
    <style:style style:name="P2" style:family="paragraph" style:parent-style-name="Bez_20_mezer1">
      <style:text-properties style:font-name="Arial" fo:font-size="10pt" officeooo:paragraph-rsid="0005c582" style:font-size-asian="10pt" style:font-name-complex="Arial" style:font-size-complex="10pt"/>
    </style:style>
    <style:style style:name="P3" style:family="paragraph" style:parent-style-name="Bez_20_mezer1">
      <style:paragraph-properties fo:text-align="end" style:justify-single-word="false"/>
      <style:text-properties officeooo:paragraph-rsid="0005c582"/>
    </style:style>
    <style:style style:name="P4" style:family="paragraph" style:parent-style-name="Bez_20_mezer1">
      <style:paragraph-properties fo:margin-top="0.139in" fo:margin-bottom="0in" loext:contextual-spacing="false" fo:keep-with-next="always"/>
      <style:text-properties style:font-name="Arial" fo:font-weight="bold" officeooo:paragraph-rsid="0005c582" style:font-weight-asian="bold" style:font-name-complex="Arial"/>
    </style:style>
    <style:style style:name="P5" style:family="paragraph" style:parent-style-name="Heading_20_1">
      <style:paragraph-properties fo:break-before="page"/>
      <style:text-properties style:font-name="Arial" fo:language="en" fo:country="US" officeooo:paragraph-rsid="0005c582" style:font-name-complex="Arial"/>
    </style:style>
    <style:style style:name="P6" style:family="paragraph" style:parent-style-name="Standard">
      <style:text-properties officeooo:rsid="00066aca" officeooo:paragraph-rsid="00129efe"/>
    </style:style>
    <style:style style:name="P7" style:family="paragraph" style:parent-style-name="Standard">
      <style:paragraph-properties fo:margin-top="0in" fo:margin-bottom="0in" loext:contextual-spacing="false"/>
      <style:text-properties officeooo:rsid="0013ad04" officeooo:paragraph-rsid="0013ad04"/>
    </style:style>
    <style:style style:name="P8" style:family="paragraph" style:parent-style-name="Standard">
      <style:paragraph-properties fo:margin-top="0in" fo:margin-bottom="0in" loext:contextual-spacing="false" fo:line-height="100%"/>
      <style:text-properties officeooo:rsid="0013ad04" officeooo:paragraph-rsid="0005c582"/>
    </style:style>
    <style:style style:name="P9" style:family="paragraph" style:parent-style-name="Bez_20_mezer1">
      <style:text-properties style:font-name="Arial" fo:font-size="13pt" fo:language="cs" fo:country="CZ" officeooo:rsid="00129efe" officeooo:paragraph-rsid="00129efe" style:font-size-asian="13pt" style:font-name-complex="Arial" style:font-size-complex="13pt"/>
    </style:style>
    <style:style style:name="P10" style:family="paragraph" style:parent-style-name="Bez_20_mezer1">
      <style:text-properties style:font-name="Arial" fo:font-size="10pt" officeooo:rsid="00066aca" officeooo:paragraph-rsid="00066aca" style:font-size-asian="10pt" style:font-name-complex="Arial" style:font-size-complex="10pt"/>
    </style:style>
    <style:style style:name="P11" style:family="paragraph" style:parent-style-name="Bez_20_mezer1">
      <style:text-properties style:font-name="Arial" fo:font-size="10pt" officeooo:rsid="00066aca" officeooo:paragraph-rsid="0007a6fe" style:font-size-asian="10pt" style:font-name-complex="Arial" style:font-size-complex="10pt"/>
    </style:style>
    <style:style style:name="P12" style:family="paragraph" style:parent-style-name="Bez_20_mezer1">
      <style:text-properties style:font-name="Arial" fo:font-size="10pt" officeooo:rsid="00065bcc" officeooo:paragraph-rsid="00065bcc" style:font-size-asian="10pt" style:font-name-complex="Arial" style:font-size-complex="10pt"/>
    </style:style>
    <style:style style:name="P13" style:family="paragraph" style:parent-style-name="Bez_20_mezer1">
      <style:text-properties style:font-name="Arial" fo:font-size="10pt" officeooo:rsid="001471cb" officeooo:paragraph-rsid="001471cb" style:font-size-asian="10pt" style:font-name-complex="Arial" style:font-size-complex="10pt"/>
    </style:style>
    <style:style style:name="P14" style:family="paragraph" style:parent-style-name="Bez_20_mezer1" style:list-style-name="WW8Num5">
      <style:text-properties style:font-name="Arial" officeooo:paragraph-rsid="0005c582" style:font-name-complex="Arial"/>
    </style:style>
    <style:style style:name="P15" style:family="paragraph" style:parent-style-name="Bez_20_mezer1">
      <style:text-properties officeooo:rsid="00066aca" officeooo:paragraph-rsid="00065bcc"/>
    </style:style>
    <style:style style:name="P16" style:family="paragraph" style:parent-style-name="Bez_20_mezer1">
      <style:text-properties officeooo:paragraph-rsid="0005c582"/>
    </style:style>
    <style:style style:name="P17" style:family="paragraph" style:parent-style-name="Bez_20_mezer1">
      <style:paragraph-properties fo:margin-top="0.139in" fo:margin-bottom="0in" loext:contextual-spacing="false" fo:keep-with-next="always"/>
      <style:text-properties style:font-name="Arial" fo:font-weight="bold" officeooo:paragraph-rsid="0005c582" style:font-weight-asian="bold" style:font-name-complex="Arial"/>
    </style:style>
    <style:style style:name="P18" style:family="paragraph" style:parent-style-name="Bez_20_mezer1">
      <style:paragraph-properties fo:margin-top="0.139in" fo:margin-bottom="0in" loext:contextual-spacing="false" fo:keep-with-next="always"/>
      <style:text-properties style:font-name="Arial" fo:font-weight="bold" officeooo:paragraph-rsid="0007a6fe" style:font-weight-asian="bold" style:font-name-complex="Arial"/>
    </style:style>
    <style:style style:name="P19" style:family="paragraph" style:parent-style-name="Bez_20_mezer1">
      <style:paragraph-properties fo:margin-top="0.139in" fo:margin-bottom="0in" loext:contextual-spacing="false"/>
      <style:text-properties style:font-name="Arial" officeooo:paragraph-rsid="0005c582" style:font-name-complex="Arial"/>
    </style:style>
    <style:style style:name="P20" style:family="paragraph" style:parent-style-name="Bez_20_mezer1">
      <style:paragraph-properties fo:keep-with-next="always"/>
      <style:text-properties style:font-name="Arial" fo:font-weight="bold" officeooo:paragraph-rsid="0005c582" style:font-weight-asian="bold" style:font-name-complex="Arial"/>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officeooo:rsid="0005c582" style:font-size-asian="10pt" style:font-name-complex="Arial" style:font-size-complex="10pt"/>
    </style:style>
    <style:style style:name="T3" style:family="text">
      <style:text-properties style:font-name="Arial" fo:font-size="10pt" officeooo:rsid="00065bcc" style:font-size-asian="10pt" style:font-name-complex="Arial" style:font-size-complex="10pt"/>
    </style:style>
    <style:style style:name="T4" style:family="text">
      <style:text-properties style:font-name="Arial" fo:font-size="10pt" officeooo:rsid="00129efe" style:font-size-asian="10pt" style:font-name-complex="Arial" style:font-size-complex="10pt"/>
    </style:style>
    <style:style style:name="T5" style:family="text">
      <style:text-properties fo:font-weight="bold" style:font-weight-asian="bold"/>
    </style:style>
    <style:style style:name="T6" style:family="text">
      <style:text-properties fo:font-weight="bold" officeooo:rsid="00129efe" style:font-weight-asian="bold"/>
    </style:style>
    <style:style style:name="T7" style:family="text">
      <style:text-properties officeooo:rsid="0005c582"/>
    </style:style>
    <style:style style:name="T8" style:family="text">
      <style:text-properties officeooo:rsid="0013ad04"/>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draw:fill="solid" draw:fill-color="#ffffff" draw:opacity="100%" fo:padding-left="0.1in" fo:padding-right="0.1in" fo:padding-top="0.05in" fo:padding-bottom="0.05in" fo:border="0.74pt solid #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Master Thesis Proposal</text:h>
      <text:p text:style-name="P3"><text:span text:style-name="T2">Kefang Ding</text:span><text:span text:style-name="T1"><text:tab/><text:tab/><text:tab/><text:tab/><text:tab/><text:tab/>Date: </text:span><text:span text:style-name="T2">02</text:span><text:span text:style-name="T1">. </text:span><text:span text:style-name="T2">August 2018</text:span></text:p>
      <text:p text:style-name="P2"/>
      <text:p text:style-name="P4">Proposed Topic:</text:p>
      <text:p text:style-name="P16"><text:span text:style-name="T7"><draw:frame draw:style-name="fr1" draw:name="Frame2" text:anchor-type="as-char" svg:y="-0.0047in" svg:width="6.9181in" draw:z-index="0"><draw:text-box fo:min-height="0.0161in"><text:p text:style-name="P9">Process Discovery with Neural Network</text:p></draw:text-box></draw:frame></text:span></text:p>
      <text:p text:style-name="P19"><text:span text:style-name="T5">Topic </text:span><text:span text:style-name="T6">Idea</text:span></text:p>
      <text:p text:style-name="P6"><text:span text:style-name="T4">A</text:span><text:span text:style-name="T3">n idea about process discovery </text:span><text:span text:style-name="T4">with neural network</text:span><text:span text:style-name="T3"> to present the relation of transitions. My inspirit comes from the graph structure of Petri net and the training of neural network.</text:span></text:p>
      <text:p text:style-name="P6"><text:span text:style-name="T3"/></text:p>
      <text:p text:style-name="P6"><text:span text:style-name="T3">In this model, every node has a chance to connect to others( constrains will be expressed in weights on the node or the arcs). The node has a threshold function to trigger different transition in the next step. </text:span></text:p>
      <text:p text:style-name="P6"><text:span text:style-name="T3"/></text:p>
      <text:p text:style-name="P6"><text:span text:style-name="T3">To interpret the model to process, since it’s weight based, we could use a filter to show the strong connection and build the models, or at beginning to ignore the noise when building the model. It could transform to Petri net when considering the strong connection. </text:span></text:p>
      <text:p text:style-name="P6"><text:span text:style-name="T3"/></text:p>
      <text:p text:style-name="P6"><text:span text:style-name="T3">To check conformance, fitness is calculated by cost through network like Petri net replay. If there is a connection, then it follows it; if not, we may have some empty node in this model, and it follows this node. For performance in this model, we get it by going through the path in this model. The advantages are maybe, I think, we could use both negative and positive examples to train this model, combine the possibility of paths in this model. Some disadvantages are we need more data to train the model. [Wonder if it's better to build an original process model and based on this, we use neural network to train on it for saving time and improving efficiency?? </text:span></text:p>
      <text:p text:style-name="P15"/>
      <text:p text:style-name="P10"/>
      <text:p text:style-name="P18">Methodology:</text:p>
      <text:p text:style-name="P13">The current process discovery methods mostly focus on the positive traces and don’t consider the impact on models from negative traces. Some comparisons with existing process discovery are in demand to verify the model. </text:p>
      <text:p text:style-name="P11"/>
      <text:p text:style-name="P12"/>
      <text:p text:style-name="P20">Working hypotheses:</text:p>
      <text:p text:style-name="P8"><text:span text:style-name="T1"/></text:p>
      <text:p text:style-name="P7"><text:span text:style-name="T1">To prove it’s feasible, the following hypotheses should be satisfied. </text:span></text:p>
      <text:list xml:id="list3981030522" text:style-name="WW8Num5">
        <text:list-item>
          <text:p text:style-name="P14">Hypothesis #1: <text:span text:style-name="T8">The weight between neural network could represent the connectivity degree </text:span></text:p>
        </text:list-item>
        <text:list-item>
          <text:p text:style-name="P14">Hypothesis #2: <text:span text:style-name="T8">The transform from neural network to Petri net is not difficult</text:span></text:p>
        </text:list-item>
        <text:list-item>
          <text:p text:style-name="P14">Hypothesis #3: <text:span text:style-name="T8">We have enough data to train the network to build the model; or based on the existing model, it’s more efficient to build the whole Petri net. </text:span></text:p>
        </text:list-item>
      </text:list>
      <text:p text:style-name="P4">Outline:</text:p>
      <text:p text:style-name="P1">The expected structure of your thesis.</text:p>
      <text:p text:style-name="P1"/>
      <text:p text:style-name="P4">References / Bibliography:</text:p>
      <text:p text:style-name="P1">List the most important papers/books you are going to use (specify at least 5 relevant 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ez_20_mezer1" style:display-name="Bez mezer1"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Cambria" fo:font-family="Cambria" style:font-family-generic="roman" style:font-pitch="variable" fo:font-size="16pt" fo:language="none" fo:country="none"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1:13:21.570239409</meta:creation-date>
    <dc:date>2018-08-02T14:05:38.908948047</dc:date>
    <meta:editing-duration>PT58M39S</meta:editing-duration>
    <meta:editing-cycles>10</meta:editing-cycles>
    <meta:generator>LibreOffice/6.0.3.2$Linux_X86_64 LibreOffice_project/00m0$Build-2</meta:generator>
    <meta:document-statistic meta:table-count="0" meta:image-count="0" meta:object-count="0" meta:page-count="1" meta:paragraph-count="21" meta:word-count="382" meta:character-count="2273" meta:non-whitespace-character-count="1902"/>
  </office:meta>
</office:document-meta>
</file>